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d72f6" officeooo:paragraph-rsid="000e43f9"/>
    </style:style>
    <style:style style:name="P2" style:family="paragraph" style:parent-style-name="Header">
      <style:text-properties officeooo:rsid="000d72f6" officeooo:paragraph-rsid="000e43f9"/>
    </style:style>
    <style:style style:name="P3" style:family="paragraph" style:parent-style-name="Standard">
      <style:text-properties officeooo:rsid="000f559b" officeooo:paragraph-rsid="000f559b"/>
    </style:style>
    <style:style style:name="P4" style:family="paragraph" style:parent-style-name="Standard">
      <style:text-properties fo:font-size="15pt" fo:font-weight="bold" officeooo:rsid="000f559b" officeooo:paragraph-rsid="000f559b" style:font-size-asian="15pt" style:font-weight-asian="bold" style:font-size-complex="15pt" style:font-weight-complex="bold"/>
    </style:style>
    <style:style style:name="T1" style:family="text">
      <style:text-properties officeooo:rsid="000e695a"/>
    </style:style>
    <style:style style:name="T2" style:family="text">
      <style:text-properties officeooo:rsid="000e43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jecutable.java</text:p>
      <text:p text:style-name="P3"/>
      <text:p text:style-name="P3">package p2;</text:p>
      <text:p text:style-name="P3"/>
      <text:p text:style-name="P3">import java.io.File;</text:p>
      <text:p text:style-name="P3">import java.util.Collection;</text:p>
      <text:p text:style-name="P3">import java.util.Collections;</text:p>
      <text:p text:style-name="P3">import java.util.HashSet;</text:p>
      <text:p text:style-name="P3">import java.util.ArrayList;</text:p>
      <text:p text:style-name="P3">import java.util.Iterator;</text:p>
      <text:p text:style-name="P3">import java.util.List;</text:p>
      <text:p text:style-name="P3">import java.util.Set;</text:p>
      <text:p text:style-name="P3">import java.util.regex.Matcher;</text:p>
      <text:p text:style-name="P3">import java.util.regex.Pattern;</text:p>
      <text:p text:style-name="P3"/>
      <text:p text:style-name="P3">import javax.xml.bind.JAXBContext;</text:p>
      <text:p text:style-name="P3">import javax.xml.bind.JAXBException;</text:p>
      <text:p text:style-name="P3">import javax.xml.bind.Marshaller;</text:p>
      <text:p text:style-name="P3"/>
      <text:p text:style-name="P3">import com.sun.xml.bind.v2.runtime.JAXBContextImpl.JAXBContextBuilder;</text:p>
      <text:p text:style-name="P3"/>
      <text:p text:style-name="P3">public class Ejecutable {</text:p>
      <text:p text:style-name="P3"><text:tab/></text:p>
      <text:p text:style-name="P3"><text:tab/>static Set&lt;Persona&gt; lista = new HashSet&lt;&gt;();</text:p>
      <text:p text:style-name="P3"><text:tab/></text:p>
      <text:p text:style-name="P3"><text:tab/>public static void main(String[] args) {</text:p>
      <text:p text:style-name="P3"><text:tab/><text:tab/></text:p>
      <text:p text:style-name="P3"><text:tab/><text:tab/></text:p>
      <text:p text:style-name="P3"><text:tab/><text:tab/>aprovisionar(lista);</text:p>
      <text:p text:style-name="P3"><text:tab/><text:tab/>imprime1(lista);</text:p>
      <text:p text:style-name="P3"><text:tab/><text:tab/>validar(lista);</text:p>
      <text:p text:style-name="P3"><text:tab/><text:tab/>imprime1(lista);</text:p>
      <text:p text:style-name="P3"><text:tab/><text:tab/></text:p>
      <text:p text:style-name="P3"><text:tab/><text:tab/>guardaXML(new WrapperForXML(lista));</text:p>
      <text:p text:style-name="P3"><text:tab/>}</text:p>
      <text:p text:style-name="P3"><text:tab/>public static void aprovisionar(Collection&lt;Persona&gt; c) {</text:p>
      <text:p text:style-name="P3"><text:tab/><text:tab/>Persona p1=new Persona("30303030H","Juan");</text:p>
      <text:p text:style-name="P3"><text:tab/><text:tab/>Persona p2=new Persona("80808080J","Maria");</text:p>
      <text:p text:style-name="P3"><text:tab/><text:tab/>Persona p3=new Persona("X0523821F","Pedro");</text:p>
      <text:p text:style-name="P3"><text:tab/><text:tab/>Persona p4=new Persona("30303030H","Pepe");</text:p>
      <text:p text:style-name="P3"><text:tab/><text:tab/>Persona p5=new Persona("8080X","Hacker");</text:p>
      <text:p text:style-name="P3"><text:tab/><text:tab/>c.add(p1);</text:p>
      <text:p text:style-name="P3"><text:tab/><text:tab/>c.add(p2);</text:p>
      <text:p text:style-name="P3"><text:tab/><text:tab/>c.add(p3);</text:p>
      <text:p text:style-name="P3"><text:tab/><text:tab/>c.add(p4);</text:p>
      <text:p text:style-name="P3"><text:tab/><text:tab/>c.add(p5);</text:p>
      <text:p text:style-name="P3"><text:tab/>}</text:p>
      <text:p text:style-name="P3"><text:soft-page-break/><text:tab/>/**</text:p>
      <text:p text:style-name="P3"><text:tab/> * </text:p>
      <text:p text:style-name="P3"><text:tab/> * @param p Colección de Persona cuyo identificador se quiere validar. </text:p>
      <text:p text:style-name="P3"><text:tab/> * Recorre con un iterador la colección y va comprobando que el identificador</text:p>
      <text:p text:style-name="P3"><text:tab/> * de las personas cumple el siguiente formato:</text:p>
      <text:p text:style-name="P3"><text:tab/> * <text:s/>DNI: 8 dígitos y una letra</text:p>
      <text:p text:style-name="P3"><text:tab/> * <text:s/>NIE: letra, 7 dígitos y letra</text:p>
      <text:p text:style-name="P3"><text:tab/> * <text:s/>Si no cumple ninguna de los formatos (mediante expresiones regulares) debe eliminar </text:p>
      <text:p text:style-name="P3"><text:tab/> * <text:s/>el elemento.</text:p>
      <text:p text:style-name="P3"><text:tab/> */</text:p>
      <text:p text:style-name="P3"><text:tab/>public static void validar(Collection&lt;Persona&gt; c) {</text:p>
      <text:p text:style-name="P3"><text:tab/> <text:s/></text:p>
      <text:p text:style-name="P3"><text:tab/> <text:s/>Iterator&lt;Persona&gt; it = c.iterator();</text:p>
      <text:p text:style-name="P3"><text:tab/> <text:s/>while (it.hasNext()) {</text:p>
      <text:p text:style-name="P3"><text:s text:c="6"/>Persona persona = (Persona) it.next();</text:p>
      <text:p text:style-name="P3"><text:s text:c="6"/>if(persona.getId().matches("[0-9]{8}[a-zA-Z]") || persona.getId().matches("[a-zA-Z][0-9]{7}[a-zA-Z]")) {</text:p>
      <text:p text:style-name="P3"><text:s text:c="8"/>//dni o nie valido</text:p>
      <text:p text:style-name="P3"><text:s text:c="6"/>}else {</text:p>
      <text:p text:style-name="P3"><text:s text:c="8"/>it.remove();</text:p>
      <text:p text:style-name="P3"><text:s text:c="6"/>}</text:p>
      <text:p text:style-name="P3"><text:s text:c="4"/>}</text:p>
      <text:p text:style-name="P3"><text:tab/><text:tab/></text:p>
      <text:p text:style-name="P3"><text:tab/>}</text:p>
      <text:p text:style-name="P3"><text:tab/></text:p>
      <text:p text:style-name="P3"><text:tab/>public static void imprime1(Collection&lt;Persona&gt; c) {</text:p>
      <text:p text:style-name="P3"><text:tab/><text:tab/>System.out.println("-----------------");</text:p>
      <text:p text:style-name="P3"><text:tab/><text:tab/>for(Persona p: c) {</text:p>
      <text:p text:style-name="P3"><text:tab/><text:tab/><text:tab/>System.out.println("- "+p.getId()+" : "+p.getName());</text:p>
      <text:p text:style-name="P3"><text:tab/><text:tab/>}</text:p>
      <text:p text:style-name="P3"><text:tab/><text:tab/>System.out.println("-----------------");</text:p>
      <text:p text:style-name="P3"><text:tab/>}</text:p>
      <text:p text:style-name="P3"><text:tab/></text:p>
      <text:p text:style-name="P3"><text:tab/></text:p>
      <text:p text:style-name="P3"><text:tab/>public static void guardaXML(WrapperForXML c) {</text:p>
      <text:p text:style-name="P3"><text:tab/> <text:s/>try {</text:p>
      <text:p text:style-name="P3"><text:s text:c="6"/>JAXBContext jc = JAXBContext.newInstance(WrapperForXML.class);</text:p>
      <text:p text:style-name="P3"><text:s text:c="6"/>Marshaller m = jc.createMarshaller();</text:p>
      <text:p text:style-name="P3"><text:s text:c="6"/>m.setProperty(Marshaller.JAXB_FORMATTED_OUTPUT, true);</text:p>
      <text:p text:style-name="P3"><text:s text:c="6"/>m.marshal(c, <text:s/>new File("examen.xml"));</text:p>
      <text:p text:style-name="P3"><text:s text:c="4"/>} catch (JAXBException e) {</text:p>
      <text:p text:style-name="P3"><text:s text:c="6"/>// TODO Auto-generated catch block</text:p>
      <text:p text:style-name="P3"><text:s text:c="6"/>e.printStackTrace();</text:p>
      <text:p text:style-name="P3"><text:s text:c="4"/>} </text:p>
      <text:p text:style-name="P3"><text:tab/><text:tab/>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72f6" officeooo:paragraph-rsid="000e43f9"/>
    </style:style>
    <style:style style:name="MP2" style:family="paragraph" style:parent-style-name="Footer">
      <style:text-properties officeooo:rsid="000d72f6" officeooo:paragraph-rsid="000e43f9"/>
    </style:style>
    <style:style style:name="MT1" style:family="text">
      <style:text-properties officeooo:rsid="000e695a"/>
    </style:style>
    <style:style style:name="MT2" style:family="text">
      <style:text-properties officeooo:rsid="000e4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 2º Evaluación<text:tab/> <text:s text:c="8"/><text:span text:style-name="MT1">P</text:span><text:span text:style-name="MT2">2 <text:s/></text:span><text:s text:c="54"/>IES Francisco De Los Ríos</text:p>
      </style:header>
      <style:footer>
        <text:p text:style-name="MP2">Antonio Muñoz Cubero <text:tab/><text:tab/>1º Grado Superi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04:12.479559837</meta:creation-date>
    <dc:date>2021-03-10T11:06:23.592123433</dc:date>
    <meta:editing-duration>PT1M21S</meta:editing-duration>
    <meta:editing-cycles>1</meta:editing-cycles>
    <meta:document-statistic meta:table-count="0" meta:image-count="0" meta:object-count="0" meta:page-count="2" meta:paragraph-count="90" meta:word-count="248" meta:character-count="2526" meta:non-whitespace-character-count="2098"/>
    <meta:generator>LibreOffice/6.4.6.2$Linux_X86_64 LibreOffice_project/40$Build-2</meta:generator>
  </office:meta>
</office:document-meta>
</file>